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text/xml" manifest:full-path="Object 2/styles.xml"/>
  <manifest:file-entry manifest:media-type="application/rdf+xml" manifest:full-path="Object 2/manifest.rdf"/>
  <manifest:file-entry manifest:media-type="application/vnd.oasis.opendocument.spreadsheet" manifest:version="1.2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nel Administracyjny dubluje platnosci.</text:p>
      <text:p text:style-name="Standard">Przykladowo</text:p>
      <text:p text:style-name="Standard"/>
      <text:p text:style-name="Standard">W zakladce 'zamowienia hurtowe – przelewy' w dniu 21-03-2014</text:p>
      <text:p text:style-name="Standard"/>
      <text:p text:style-name="Standard"><draw:frame draw:style-name="fr1" draw:name="Object1" text:anchor-type="paragraph" svg:width="17.23cm" svg:height="9.35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Ostatnia kwota 21.997.63, ktora sklada sie z dwoch zamowien jest wykazywana w zakladce 'platnosci – zestawienie' podwojnie.</text:p>
      <text:p text:style-name="Standard"/>
      <text:p text:style-name="Standard"><draw:frame draw:style-name="fr1" draw:name="Object2" text:anchor-type="paragraph" svg:width="14.49cm" svg:height="1.28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W przypadku dnia 18-03-2014, jest podobna sytuacja, ale kwota sklada sie z czterech zamowien I laczna ich wartosc to 1.994.34, I w zakladce z podsumowaniem dziennym, program wykazuje ta pozycje cztery razy, a nie jeden raz.</text:p>
      <text:p text:style-name="Standard"/>
      <text:p text:style-name="Standard">Ponizej podane sa daty, w ktorych udalo mi sie znalezc tego typu przypadki:</text:p>
      <text:p text:style-name="Standard">02-01-2014</text:p>
      <text:p text:style-name="Standard">11-01-2014</text:p>
      <text:p text:style-name="Standard">13-01-2014</text:p>
      <text:p text:style-name="Standard">18-03-2014</text:p>
      <text:p text:style-name="Standard">21-03-2014</text:p>
      <text:p text:style-name="Standard">03-04-2014</text:p>
      <text:p text:style-name="Standard">23-04-2014</text:p>
      <text:p text:style-name="Standard">29-04-2014</text:p>
      <text:p text:style-name="Standard">30-04-2014</text:p>
      <text:p text:style-name="Standard">21-05-2014</text:p>
      <text:p text:style-name="Standard">23-05-2014</text:p>
      <text:p text:style-name="Standard">27-05-2014</text:p>
      <text:p text:style-name="Standard">17-06-2014</text:p>
      <text:p text:style-name="Standard">20-06-2014</text:p>
      <text:p text:style-name="Standard">24-06-201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</meta:initial-creator>
    <meta:creation-date>2014-07-31T12:16:28.33</meta:creation-date>
    <meta:document-statistic meta:table-count="0" meta:image-count="0" meta:object-count="2" meta:page-count="1" meta:paragraph-count="21" meta:word-count="95" meta:character-count="682"/>
    <dc:date>2014-07-31T12:34:57.85</dc:date>
    <dc:creator>James </dc:creator>
    <meta:editing-duration>PT1M37S</meta:editing-duration>
    <meta:editing-cycles>1</meta:editing-cycles>
    <meta:generator>OpenOffice/4.0.1$Win32 OpenOffice.org_project/401m5$Build-971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61cm"/>
    </style:style>
    <style:style style:name="co3" style:family="table-column">
      <style:table-column-properties fo:break-before="auto" style:column-width="3.773cm"/>
    </style:style>
    <style:style style:name="co4" style:family="table-column">
      <style:table-column-properties fo:break-before="auto" style:column-width="1.609cm"/>
    </style:style>
    <style:style style:name="co5" style:family="table-column">
      <style:table-column-properties fo:break-before="auto" style:column-width="1.831cm"/>
    </style:style>
    <style:style style:name="co6" style:family="table-column">
      <style:table-column-properties fo:break-before="auto" style:column-width="1.386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fo:background-color="#ffffcc" fo:wrap-option="wrap" fo:border="0.002cm solid #000000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cc" fo:wrap-option="wrap" fo:border="0.002cm solid #000000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cc" fo:border="0.002cm solid #000000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4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4">
      <style:table-cell-properties fo:background-color="#ffffcc" fo:wrap-option="wrap" fo:border="0.002cm solid #000000"/>
      <style:text-properties fo:color="#ff3333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6"/>
        <table:table-column table:style-name="co1" table:default-cell-style-name="ce8"/>
        <table:table-column table:style-name="co5" table:default-cell-style-name="ce4"/>
        <table:table-column table:style-name="co6" table:default-cell-style-name="ce4"/>
        <table:table-row table:style-name="ro1">
          <table:table-cell table:style-name="ce1" office:value-type="string">
            <text:p>Payment date</text:p>
          </table:table-cell>
          <table:table-cell table:style-name="ce1" office:value-type="string">
            <text:p>Custommer</text:p>
          </table:table-cell>
          <table:table-cell table:style-name="ce1" office:value-type="string">
            <text:p>Payment title</text:p>
          </table:table-cell>
          <table:table-cell table:style-name="ce1" office:value-type="string">
            <text:p>Payment comment</text:p>
          </table:table-cell>
          <table:table-cell table:style-name="ce1" office:value-type="string">
            <text:p>Payment amount</text:p>
          </table:table-cell>
          <table:table-cell table:style-name="ce1" office:value-type="string">
            <text:p>Added by</text:p>
          </table:table-cell>
          <table:table-cell table:style-name="ce1" office:value-type="string">
            <text:p>Orders</text:p>
          </table:table-cell>
        </table:table-row>
        <table:table-row table:style-name="ro2">
          <table:table-cell office:value-type="date" office:date-value="2014-03-21">
            <text:p>21/03/14</text:p>
          </table:table-cell>
          <table:table-cell office:value-type="string">
            <text:p>CHRISTOPHOROS FARMAKIS</text:p>
          </table:table-cell>
          <table:table-cell office:value-type="string">
            <text:p>ADVICE CONFIRMS</text:p>
            <text:p>GBC210348X7CB88W</text:p>
            <text:p>FARMAKIS CHRISTOFO</text:p>
          </table:table-cell>
          <table:table-cell/>
          <table:table-cell office:value-type="currency" office:currency="GBP" office:value="2088.54">
            <text:p>£2,088.54</text:p>
          </table:table-cell>
          <table:table-cell office:value-type="string">
            <text:p>Artur S.</text:p>
          </table:table-cell>
          <table:table-cell office:value-type="string">
            <text:p><text:a xlink:href="http://www.paker.co.uk/_admin/index.php?area=1&amp;element=1&amp;order_id=430322">430322</text:a></text:p>
          </table:table-cell>
        </table:table-row>
        <table:table-row table:style-name="ro5">
          <table:table-cell office:value-type="date" office:date-value="2014-03-21">
            <text:p>21/03/14</text:p>
          </table:table-cell>
          <table:table-cell office:value-type="string">
            <text:p>MONK Sp. z o.o. ul.</text:p>
            <text:p>Jerzy Nowak</text:p>
          </table:table-cell>
          <table:table-cell office:value-type="string">
            <text:p>ADVICE CONFIRMS</text:p>
            <text:p>GBC210348W7D3OJK</text:p>
            <text:p>MONK SPOLKA Z OGRA</text:p>
          </table:table-cell>
          <table:table-cell/>
          <table:table-cell office:value-type="currency" office:currency="GBP" office:value="1277.77">
            <text:p>£1,277.77</text:p>
          </table:table-cell>
          <table:table-cell office:value-type="string">
            <text:p>Artur S.</text:p>
          </table:table-cell>
          <table:table-cell office:value-type="string">
            <text:p><text:a xlink:href="http://www.paker.co.uk/_admin/index.php?area=1&amp;element=1&amp;order_id=431884">431884</text:a></text:p>
          </table:table-cell>
        </table:table-row>
        <table:table-row table:style-name="ro1">
          <table:table-cell office:value-type="date" office:date-value="2014-03-21">
            <text:p>21/03/14</text:p>
          </table:table-cell>
          <table:table-cell office:value-type="string">
            <text:p>Extreme Muscle &amp; Fitness</text:p>
            <text:p>Neil Garnham</text:p>
          </table:table-cell>
          <table:table-cell office:value-type="string">
            <text:p>EXTREME MUS</text:p>
            <text:p>INV 434156</text:p>
          </table:table-cell>
          <table:table-cell/>
          <table:table-cell office:value-type="currency" office:currency="GBP" office:value="2163.4">
            <text:p>£2,163.40</text:p>
          </table:table-cell>
          <table:table-cell office:value-type="string">
            <text:p>Artur S.</text:p>
          </table:table-cell>
          <table:table-cell office:value-type="string">
            <text:p><text:a xlink:href="http://www.paker.co.uk/_admin/index.php?area=1&amp;element=1&amp;order_id=434156">434156</text:a></text:p>
          </table:table-cell>
        </table:table-row>
        <table:table-row table:style-name="ro2">
          <table:table-cell office:value-type="date" office:date-value="2014-03-21">
            <text:p>21/03/14</text:p>
          </table:table-cell>
          <table:table-cell office:value-type="string">
            <text:p>Super Nutritions Ltd (Vitamin Shop)</text:p>
            <text:p>Adam Furdak</text:p>
          </table:table-cell>
          <table:table-cell office:value-type="string">
            <text:p>SUPER NUTRITIONS L</text:p>
            <text:p>INVOICE PAYMENT</text:p>
          </table:table-cell>
          <table:table-cell/>
          <table:table-cell office:value-type="currency" office:currency="GBP" office:value="374.33">
            <text:p>£374.33</text:p>
          </table:table-cell>
          <table:table-cell office:value-type="string">
            <text:p>Artur S.</text:p>
          </table:table-cell>
          <table:table-cell office:value-type="string">
            <text:p><text:a xlink:href="http://www.paker.co.uk/_admin/index.php?area=1&amp;element=1&amp;order_id=420134">420134</text:a></text:p>
          </table:table-cell>
        </table:table-row>
        <table:table-row table:style-name="ro4">
          <table:table-cell table:style-name="ce3" office:value-type="date" office:date-value="2014-03-21">
            <text:p>21/03/14</text:p>
          </table:table-cell>
          <table:table-cell table:style-name="ce5" office:value-type="string">
            <text:p>SFD S.A.</text:p>
            <text:p>Natalia Switek</text:p>
          </table:table-cell>
          <table:table-cell table:style-name="ce5" office:value-type="string">
            <text:p>ADVICE CONFIRMS</text:p>
            <text:p>GBC21034HB7CKFY8</text:p>
            <text:p>SFD SPOLKA AKCYJNA</text:p>
            <text:p>Invoice number: 401303, 428072, 410897 - credit note 155, 157, 158, 159, 161 , 160</text:p>
          </table:table-cell>
          <table:table-cell table:style-name="ce7"/>
          <table:table-cell table:style-name="ce9" office:value-type="currency" office:currency="GBP" office:value="21997.63">
            <text:p>£21,997.63</text:p>
          </table:table-cell>
          <table:table-cell table:style-name="ce5" office:value-type="string">
            <text:p>Sebastian S.</text:p>
          </table:table-cell>
          <table:table-cell table:style-name="ce5" office:value-type="string">
            <text:p><text:a xlink:href="http://www.paker.co.uk/_admin/index.php?area=1&amp;element=1&amp;order_id=428072">428072</text:a>,<text:a xlink:href="http://www.paker.co.uk/_admin/index.php?area=1&amp;element=1&amp;order_id=410897">410897</text:a>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31">31/07/2014</text:date>, <text:time>12:2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76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609cm"/>
    </style:style>
    <style:style style:name="co5" style:family="table-column">
      <style:table-column-properties fo:break-before="auto" style:column-width="1.831cm"/>
    </style:style>
    <style:style style:name="co6" style:family="table-column">
      <style:table-column-properties fo:break-before="auto" style:column-width="1.38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4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4">
      <style:table-cell-properties fo:background-color="#ffffcc" fo:wrap-option="wrap" fo:border="0.002cm solid #000000"/>
      <style:text-properties fo:color="#ff3333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 table:number-rows-repeated="24">
          <table:table-cell table:number-columns-repeated="8"/>
        </table:table-row>
        <table:table-row table:style-name="ro2">
          <table:table-cell table:style-name="ce1" office:value-type="string">
            <text:p>Nr.</text:p>
          </table:table-cell>
          <table:table-cell table:style-name="ce2" office:value-type="string">
            <text:p>Data płatności</text:p>
          </table:table-cell>
          <table:table-cell table:style-name="ce2" office:value-type="string">
            <text:p>Karty GBP</text:p>
          </table:table-cell>
          <table:table-cell table:style-name="ce2" office:value-type="string">
            <text:p>Karty EUR</text:p>
          </table:table-cell>
          <table:table-cell table:style-name="ce2" office:value-type="string">
            <text:p>PayPal</text:p>
          </table:table-cell>
          <table:table-cell table:style-name="ce2" office:value-type="string">
            <text:p>Przelew GBP</text:p>
          </table:table-cell>
          <table:table-cell table:style-name="ce2" office:value-type="string">
            <text:p>Przelew EUR</text:p>
          </table:table-cell>
          <table:table-cell table:style-name="ce2" office:value-type="string">
            <text:p>Suma</text:p>
          </table:table-cell>
        </table:table-row>
        <table:table-row table:style-name="ro1">
          <table:table-cell table:style-name="ce1" office:value-type="string">
            <text:p>Nr.</text:p>
          </table:table-cell>
          <table:table-cell table:style-name="ce3" office:value-type="date" office:date-value="2014-03-21">
            <text:p>21/03/14</text:p>
          </table:table-cell>
          <table:table-cell table:style-name="ce4" office:value-type="currency" office:currency="GBP" office:value="23653.6">
            <text:p>£23,653.60</text:p>
          </table:table-cell>
          <table:table-cell table:style-name="ce1" office:value-type="string">
            <text:p>0.00€</text:p>
          </table:table-cell>
          <table:table-cell table:style-name="ce4" office:value-type="currency" office:currency="GBP" office:value="5341.78">
            <text:p>£5,341.78</text:p>
          </table:table-cell>
          <table:table-cell table:style-name="ce5" office:value-type="currency" office:currency="GBP" office:value="49899.3">
            <text:p>£49,899.30</text:p>
          </table:table-cell>
          <table:table-cell table:style-name="ce1" office:value-type="string">
            <text:p>0.00€</text:p>
          </table:table-cell>
          <table:table-cell table:style-name="ce6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31">31/07/2014</text:date>, <text:time>12:25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